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0.805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7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ackground-color="#8faa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8faa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33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333333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default-cell-style-name="ce19"/>
        <table:table-column table:style-name="co7" table:number-columns-repeated="1014" table:default-cell-style-name="ce2"/>
        <table:table-row table:style-name="ro1">
          <table:table-cell table:style-name="ce1" office:value-type="string" calcext:value-type="string" table:number-columns-spanned="7" table:number-rows-spanned="1">
            <text:p>Мур</text:p>
          </table:table-cell>
          <table:covered-table-cell table:number-columns-repeated="6" table:style-name="ce6"/>
          <table:table-cell table:style-name="ce15" table:number-columns-repeated="5"/>
          <table:table-cell table:style-name="ce23"/>
          <table:table-cell table:number-columns-repeated="1011"/>
        </table:table-row>
        <table:table-row table:style-name="ro1">
          <table:table-cell table:number-columns-repeated="12"/>
          <table:table-cell table:style-name="ce44"/>
          <table:table-cell table:style-name="ce23" table:number-columns-repeated="2"/>
          <table:table-cell table:style-name="ce26" office:value-type="string" calcext:value-type="string" table:number-columns-spanned="6" table:number-rows-spanned="1">
            <text:p>Нормализованная</text:p>
          </table:table-cell>
          <table:covered-table-cell table:number-columns-repeated="5" table:style-name="ce27"/>
          <table:table-cell table:number-columns-repeated="1003"/>
        </table:table-row>
        <table:table-row table:style-name="ro1">
          <table:table-cell/>
          <table:table-cell table:style-name="ce7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3" office:value-type="string" calcext:value-type="string">
            <text:p>C3</text:p>
          </table:table-cell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13" office:value-type="string" calcext:value-type="string">
            <text:p>C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/>
          <table:table-cell table:formula="of:=[.B4]^2" office:value-type="float" office:value="64" calcext:value-type="float">
            <text:p>64</text:p>
          </table:table-cell>
          <table:table-cell table:style-name="ce2" table:formula="of:=[.C4]^2" office:value-type="float" office:value="64" calcext:value-type="float">
            <text:p>64</text:p>
          </table:table-cell>
          <table:table-cell table:formula="of:=[.D4]^2" office:value-type="float" office:value="1" calcext:value-type="float">
            <text:p>1</text:p>
          </table:table-cell>
          <table:table-cell table:formula="of:=[.E4]^2" office:value-type="float" office:value="9" calcext:value-type="float">
            <text:p>9</text:p>
          </table:table-cell>
          <table:table-cell table:formula="of:=[.F4]^2" office:value-type="float" office:value="16" calcext:value-type="float">
            <text:p>16</text:p>
          </table:table-cell>
          <table:table-cell table:formula="of:=[.G4]^2" office:value-type="float" office:value="16" calcext:value-type="float">
            <text:p>16</text:p>
          </table:table-cell>
          <table:table-cell/>
          <table:table-cell table:style-name="ce8" table:formula="of:=([.B4]/[.$I$11])" office:value-type="float" office:value="0.808122035641769" calcext:value-type="float">
            <text:p>0.808122035641769</text:p>
          </table:table-cell>
          <table:table-cell table:style-name="ce8" table:formula="of:=([.C4]/[.$J$11])" office:value-type="float" office:value="0.69896324532883" calcext:value-type="float">
            <text:p>0.69896324532883</text:p>
          </table:table-cell>
          <table:table-cell table:style-name="ce8" table:formula="of:=[.D4]/[.$K$11]" office:value-type="float" office:value="0.078086880944303" calcext:value-type="float">
            <text:p>0.078086880944303</text:p>
          </table:table-cell>
          <table:table-cell table:style-name="ce8" table:formula="of:=[.E4]/[.$L$11]" office:value-type="float" office:value="0.25" calcext:value-type="float">
            <text:p>0.25</text:p>
          </table:table-cell>
          <table:table-cell table:style-name="ce8" table:formula="of:=[.F4]/[.$M$11]" office:value-type="float" office:value="0.275371356328606" calcext:value-type="float">
            <text:p>0.275371356328606</text:p>
          </table:table-cell>
          <table:table-cell table:style-name="ce8" table:formula="of:=[.G4]/[.$N$11]" office:value-type="float" office:value="0.353553390593274" calcext:value-type="float">
            <text:p>0.353553390593274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/>
          <table:table-cell table:formula="of:=[.B5]^2" office:value-type="float" office:value="4" calcext:value-type="float">
            <text:p>4</text:p>
          </table:table-cell>
          <table:table-cell table:style-name="ce2" table:formula="of:=[.C5]^2" office:value-type="float" office:value="9" calcext:value-type="float">
            <text:p>9</text:p>
          </table:table-cell>
          <table:table-cell table:formula="of:=[.D5]^2" office:value-type="float" office:value="1" calcext:value-type="float">
            <text:p>1</text:p>
          </table:table-cell>
          <table:table-cell table:formula="of:=[.E5]^2" office:value-type="float" office:value="16" calcext:value-type="float">
            <text:p>16</text:p>
          </table:table-cell>
          <table:table-cell table:formula="of:=[.F5]^2" office:value-type="float" office:value="25" calcext:value-type="float">
            <text:p>25</text:p>
          </table:table-cell>
          <table:table-cell table:formula="of:=[.G5]^2" office:value-type="float" office:value="25" calcext:value-type="float">
            <text:p>25</text:p>
          </table:table-cell>
          <table:table-cell/>
          <table:table-cell table:style-name="ce8" table:formula="of:=([.B5]/[.$I$11])" office:value-type="float" office:value="0.202030508910442" calcext:value-type="float">
            <text:p>0.202030508910442</text:p>
          </table:table-cell>
          <table:table-cell table:style-name="ce8" table:formula="of:=([.C5]/[.$J$11])" office:value-type="float" office:value="0.262111216998311" calcext:value-type="float">
            <text:p>0.262111216998311</text:p>
          </table:table-cell>
          <table:table-cell table:style-name="ce8" table:formula="of:=[.D5]/[.$K$11]" office:value-type="float" office:value="0.078086880944303" calcext:value-type="float">
            <text:p>0.078086880944303</text:p>
          </table:table-cell>
          <table:table-cell table:style-name="ce8" table:formula="of:=[.E5]/[.$L$11]" office:value-type="float" office:value="0.333333333333333" calcext:value-type="float">
            <text:p>0.333333333333333</text:p>
          </table:table-cell>
          <table:table-cell table:style-name="ce8" table:formula="of:=[.F5]/[.$M$11]" office:value-type="float" office:value="0.344214195410757" calcext:value-type="float">
            <text:p>0.344214195410757</text:p>
          </table:table-cell>
          <table:table-cell table:style-name="ce8" table:formula="of:=[.G5]/[.$N$11]" office:value-type="float" office:value="0.441941738241592" calcext:value-type="float">
            <text:p>0.44194173824159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formula="of:=[.B6]^2" office:value-type="float" office:value="16" calcext:value-type="float">
            <text:p>16</text:p>
          </table:table-cell>
          <table:table-cell table:style-name="ce2" table:formula="of:=[.C6]^2" office:value-type="float" office:value="4" calcext:value-type="float">
            <text:p>4</text:p>
          </table:table-cell>
          <table:table-cell table:formula="of:=[.D6]^2" office:value-type="float" office:value="100" calcext:value-type="float">
            <text:p>100</text:p>
          </table:table-cell>
          <table:table-cell table:formula="of:=[.E6]^2" office:value-type="float" office:value="25" calcext:value-type="float">
            <text:p>25</text:p>
          </table:table-cell>
          <table:table-cell table:formula="of:=[.F6]^2" office:value-type="float" office:value="9" calcext:value-type="float">
            <text:p>9</text:p>
          </table:table-cell>
          <table:table-cell table:formula="of:=[.G6]^2" office:value-type="float" office:value="36" calcext:value-type="float">
            <text:p>36</text:p>
          </table:table-cell>
          <table:table-cell/>
          <table:table-cell table:style-name="ce8" table:formula="of:=([.B6]/[.$I$11])" office:value-type="float" office:value="0.404061017820884" calcext:value-type="float">
            <text:p>0.404061017820884</text:p>
          </table:table-cell>
          <table:table-cell table:style-name="ce8" table:formula="of:=([.C6]/[.$J$11])" office:value-type="float" office:value="0.174740811332208" calcext:value-type="float">
            <text:p>0.174740811332208</text:p>
          </table:table-cell>
          <table:table-cell table:style-name="ce8" table:formula="of:=[.D6]/[.$K$11]" office:value-type="float" office:value="0.78086880944303" calcext:value-type="float">
            <text:p>0.78086880944303</text:p>
          </table:table-cell>
          <table:table-cell table:style-name="ce8" table:formula="of:=[.E6]/[.$L$11]" office:value-type="float" office:value="0.416666666666667" calcext:value-type="float">
            <text:p>0.416666666666667</text:p>
          </table:table-cell>
          <table:table-cell table:style-name="ce8" table:formula="of:=[.F6]/[.$M$11]" office:value-type="float" office:value="0.206528517246454" calcext:value-type="float">
            <text:p>0.206528517246454</text:p>
          </table:table-cell>
          <table:table-cell table:style-name="ce8" table:formula="of:=[.G6]/[.$N$11]" office:value-type="float" office:value="0.530330085889911" calcext:value-type="float">
            <text:p>0.530330085889911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B7]^2" office:value-type="float" office:value="4" calcext:value-type="float">
            <text:p>4</text:p>
          </table:table-cell>
          <table:table-cell table:style-name="ce2" table:formula="of:=[.C7]^2" office:value-type="float" office:value="1" calcext:value-type="float">
            <text:p>1</text:p>
          </table:table-cell>
          <table:table-cell table:formula="of:=[.D7]^2" office:value-type="float" office:value="25" calcext:value-type="float">
            <text:p>25</text:p>
          </table:table-cell>
          <table:table-cell table:formula="of:=[.E7]^2" office:value-type="float" office:value="36" calcext:value-type="float">
            <text:p>36</text:p>
          </table:table-cell>
          <table:table-cell table:formula="of:=[.F7]^2" office:value-type="float" office:value="16" calcext:value-type="float">
            <text:p>16</text:p>
          </table:table-cell>
          <table:table-cell table:formula="of:=[.G7]^2" office:value-type="float" office:value="25" calcext:value-type="float">
            <text:p>25</text:p>
          </table:table-cell>
          <table:table-cell/>
          <table:table-cell table:style-name="ce8" table:formula="of:=([.B7]/[.$I$11])" office:value-type="float" office:value="0.202030508910442" calcext:value-type="float">
            <text:p>0.202030508910442</text:p>
          </table:table-cell>
          <table:table-cell table:style-name="ce8" table:formula="of:=([.C7]/[.$J$11])" office:value-type="float" office:value="0.0873704056661038" calcext:value-type="float">
            <text:p>0.087370405666104</text:p>
          </table:table-cell>
          <table:table-cell table:style-name="ce8" table:formula="of:=[.D7]/[.$K$11]" office:value-type="float" office:value="0.390434404721515" calcext:value-type="float">
            <text:p>0.390434404721515</text:p>
          </table:table-cell>
          <table:table-cell table:style-name="ce8" table:formula="of:=[.E7]/[.$L$11]" office:value-type="float" office:value="0.5" calcext:value-type="float">
            <text:p>0.5</text:p>
          </table:table-cell>
          <table:table-cell table:style-name="ce8" table:formula="of:=[.F7]/[.$M$11]" office:value-type="float" office:value="0.275371356328606" calcext:value-type="float">
            <text:p>0.275371356328606</text:p>
          </table:table-cell>
          <table:table-cell table:style-name="ce8" table:formula="of:=[.G7]/[.$N$11]" office:value-type="float" office:value="0.441941738241592" calcext:value-type="float">
            <text:p>0.44194173824159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formula="of:=[.B8]^2" office:value-type="float" office:value="9" calcext:value-type="float">
            <text:p>9</text:p>
          </table:table-cell>
          <table:table-cell table:style-name="ce2" table:formula="of:=[.C8]^2" office:value-type="float" office:value="4" calcext:value-type="float">
            <text:p>4</text:p>
          </table:table-cell>
          <table:table-cell table:formula="of:=[.D8]^2" office:value-type="float" office:value="36" calcext:value-type="float">
            <text:p>36</text:p>
          </table:table-cell>
          <table:table-cell table:formula="of:=[.E8]^2" office:value-type="float" office:value="49" calcext:value-type="float">
            <text:p>49</text:p>
          </table:table-cell>
          <table:table-cell table:formula="of:=[.F8]^2" office:value-type="float" office:value="64" calcext:value-type="float">
            <text:p>64</text:p>
          </table:table-cell>
          <table:table-cell table:formula="of:=[.G8]^2" office:value-type="float" office:value="25" calcext:value-type="float">
            <text:p>25</text:p>
          </table:table-cell>
          <table:table-cell/>
          <table:table-cell table:style-name="ce8" table:formula="of:=([.B8]/[.$I$11])" office:value-type="float" office:value="0.303045763365663" calcext:value-type="float">
            <text:p>0.303045763365663</text:p>
          </table:table-cell>
          <table:table-cell table:style-name="ce8" table:formula="of:=([.C8]/[.$J$11])" office:value-type="float" office:value="0.174740811332208" calcext:value-type="float">
            <text:p>0.174740811332208</text:p>
          </table:table-cell>
          <table:table-cell table:style-name="ce8" table:formula="of:=[.D8]/[.$K$11]" office:value-type="float" office:value="0.468521285665818" calcext:value-type="float">
            <text:p>0.468521285665818</text:p>
          </table:table-cell>
          <table:table-cell table:style-name="ce8" table:formula="of:=[.E8]/[.$L$11]" office:value-type="float" office:value="0.583333333333333" calcext:value-type="float">
            <text:p>0.583333333333333</text:p>
          </table:table-cell>
          <table:table-cell table:style-name="ce8" table:formula="of:=[.F8]/[.$M$11]" office:value-type="float" office:value="0.550742712657211" calcext:value-type="float">
            <text:p>0.550742712657211</text:p>
          </table:table-cell>
          <table:table-cell table:style-name="ce8" table:formula="of:=[.G8]/[.$N$11]" office:value-type="float" office:value="0.441941738241592" calcext:value-type="float">
            <text:p>0.44194173824159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[.B9]^2" office:value-type="float" office:value="1" calcext:value-type="float">
            <text:p>1</text:p>
          </table:table-cell>
          <table:table-cell table:style-name="ce2" table:formula="of:=[.C9]^2" office:value-type="float" office:value="49" calcext:value-type="float">
            <text:p>49</text:p>
          </table:table-cell>
          <table:table-cell table:formula="of:=[.D9]^2" office:value-type="float" office:value="1" calcext:value-type="float">
            <text:p>1</text:p>
          </table:table-cell>
          <table:table-cell table:formula="of:=[.E9]^2" office:value-type="float" office:value="9" calcext:value-type="float">
            <text:p>9</text:p>
          </table:table-cell>
          <table:table-cell table:formula="of:=[.F9]^2" office:value-type="float" office:value="81" calcext:value-type="float">
            <text:p>81</text:p>
          </table:table-cell>
          <table:table-cell table:formula="of:=[.G9]^2" office:value-type="float" office:value="1" calcext:value-type="float">
            <text:p>1</text:p>
          </table:table-cell>
          <table:table-cell table:style-name="ce23"/>
          <table:table-cell table:style-name="ce8" table:formula="of:=([.B9]/[.$I$11])" office:value-type="float" office:value="0.101015254455221" calcext:value-type="float">
            <text:p>0.101015254455221</text:p>
          </table:table-cell>
          <table:table-cell table:style-name="ce8" table:formula="of:=([.C9]/[.$J$11])" office:value-type="float" office:value="0.611592839662726" calcext:value-type="float">
            <text:p>0.611592839662726</text:p>
          </table:table-cell>
          <table:table-cell table:style-name="ce8" table:formula="of:=[.D9]/[.$K$11]" office:value-type="float" office:value="0.078086880944303" calcext:value-type="float">
            <text:p>0.078086880944303</text:p>
          </table:table-cell>
          <table:table-cell table:style-name="ce8" table:formula="of:=[.E9]/[.$L$11]" office:value-type="float" office:value="0.25" calcext:value-type="float">
            <text:p>0.25</text:p>
          </table:table-cell>
          <table:table-cell table:style-name="ce8" table:formula="of:=[.F9]/[.$M$11]" office:value-type="float" office:value="0.619585551739363" calcext:value-type="float">
            <text:p>0.619585551739363</text:p>
          </table:table-cell>
          <table:table-cell table:style-name="ce8" table:formula="of:=[.G9]/[.$N$11]" office:value-type="float" office:value="0.0883883476483184" calcext:value-type="float">
            <text:p>0.088388347648318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4" table:number-columns-repeated="9"/>
          <table:table-cell table:number-columns-repeated="1003"/>
        </table:table-row>
        <table:table-row table:style-name="ro1">
          <table:table-cell table:style-name="ce4" office:value-type="string" calcext:value-type="string">
            <text:p>weights</text:p>
          </table:table-cell>
          <table:table-cell table:style-name="ce9" office:value-type="float" office:value="0.0241" calcext:value-type="float">
            <text:p>0.0241</text:p>
          </table:table-cell>
          <table:table-cell table:style-name="ce9" office:value-type="float" office:value="0.0032" calcext:value-type="float">
            <text:p>0.0032</text:p>
          </table:table-cell>
          <table:table-cell table:style-name="ce9" office:value-type="float" office:value="0.0672" calcext:value-type="float">
            <text:p>0.0672</text:p>
          </table:table-cell>
          <table:table-cell table:style-name="ce9" office:value-type="float" office:value="0.0144" calcext:value-type="float">
            <text:p>0.0144</text:p>
          </table:table-cell>
          <table:table-cell table:style-name="ce4" office:value-type="float" office:value="0.0025" calcext:value-type="float">
            <text:p>0.0025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SQRT(SUM([.I4:.I10]))" office:value-type="float" office:value="9.89949493661167" calcext:value-type="float">
            <text:p>9.89949493661167</text:p>
          </table:table-cell>
          <table:table-cell table:style-name="ce2" table:formula="of:=SQRT(SUM([.J4:.J10]))" office:value-type="float" office:value="11.4455231422596" calcext:value-type="float">
            <text:p>11.4455231422596</text:p>
          </table:table-cell>
          <table:table-cell table:formula="of:=SQRT(SUM([.K4:.K10]))" office:value-type="float" office:value="12.8062484748657" calcext:value-type="float">
            <text:p>12.8062484748657</text:p>
          </table:table-cell>
          <table:table-cell table:formula="of:=SQRT(SUM([.L4:.L10]))" office:value-type="float" office:value="12" calcext:value-type="float">
            <text:p>12</text:p>
          </table:table-cell>
          <table:table-cell table:formula="of:=SQRT(SUM([.M4:.M10]))" office:value-type="float" office:value="14.525839046334" calcext:value-type="float">
            <text:p>14.525839046334</text:p>
          </table:table-cell>
          <table:table-cell table:formula="of:=SQRT(SUM([.N4:.N10]))" office:value-type="float" office:value="11.3137084989848" calcext:value-type="float">
            <text:p>11.3137084989848</text:p>
          </table:table-cell>
          <table:table-cell table:number-columns-repeated="7"/>
          <table:table-cell table:style-name="ce28"/>
          <table:table-cell table:number-columns-repeated="1002"/>
        </table:table-row>
        <table:table-row table:style-name="ro1">
          <table:table-cell table:number-columns-repeated="18"/>
          <table:table-cell table:style-name="ce44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style-name="ce44"/>
          <table:table-cell table:style-name="ce20" table:number-columns-repeated="2"/>
          <table:table-cell table:style-name="ce44" table:number-columns-repeated="2"/>
          <table:table-cell table:style-name="ce23" table:number-columns-repeated="8"/>
          <table:table-cell table:style-name="ce28"/>
          <table:table-cell table:number-columns-repeated="1002"/>
        </table:table-row>
        <table:table-row table:style-name="ro1">
          <table:table-cell table:style-name="ce5"/>
          <table:table-cell table:style-name="ce1" office:value-type="string" calcext:value-type="string" table:number-columns-spanned="6" table:number-rows-spanned="1">
            <text:p>Норма * вес</text:p>
          </table:table-cell>
          <table:covered-table-cell table:number-columns-repeated="5" table:style-name="ce6"/>
          <table:table-cell table:style-name="ce16"/>
          <table:table-cell/>
          <table:table-cell table:style-name="ce21"/>
          <table:table-cell table:style-name="ce21" office:value-type="string" calcext:value-type="string">
            <text:p>Результат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5"/>
          <table:table-cell table:style-name="ce10" table:formula="of:=[.$B$11]/[.P4]" office:value-type="float" office:value="0.0298222284965426" calcext:value-type="float">
            <text:p>0.029822228496543</text:p>
          </table:table-cell>
          <table:table-cell table:style-name="ce12" table:formula="of:=[.$C$11]/[.Q4]" office:value-type="float" office:value="0.00457820925690384" calcext:value-type="float">
            <text:p>0.004578209256904</text:p>
          </table:table-cell>
          <table:table-cell table:style-name="ce14" table:formula="of:=[.$D$11]/[.R4]" office:value-type="float" office:value="0.860579897510975" calcext:value-type="float">
            <text:p>0.860579897510975</text:p>
          </table:table-cell>
          <table:table-cell table:style-name="ce14" table:formula="of:=[.$E$11]/[.S4]" office:value-type="float" office:value="0.0576" calcext:value-type="float">
            <text:p>0.0576</text:p>
          </table:table-cell>
          <table:table-cell table:style-name="ce14" table:formula="of:=[.$F$11]/[.T4]" office:value-type="float" office:value="0.00907864940395872" calcext:value-type="float">
            <text:p>0.009078649403959</text:p>
          </table:table-cell>
          <table:table-cell table:style-name="ce14" table:formula="of:=[.$G$11]/[.U4]" office:value-type="float" office:value="0.00452548339959391" calcext:value-type="float">
            <text:p>0.004525483399594</text:p>
          </table:table-cell>
          <table:table-cell table:style-name="ce16"/>
          <table:table-cell table:formula="of:=SUM([.B15];[.D15];[.E15];[.F15];[.G15])-[.C15]" office:value-type="float" office:value="0.957028049554166" calcext:value-type="float">
            <text:p>0.957028049554166</text:p>
          </table:table-cell>
          <table:table-cell table:style-name="ce21"/>
          <table:table-cell table:style-name="ce20" table:formula="of:=7 - COM.MICROSOFT.RANK.EQ([.I15];[.$I$15:.$I$20])" office:value-type="float" office:value="4" calcext:value-type="float">
            <text:p>4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5"/>
          <table:table-cell table:style-name="ce10" table:formula="of:=[.$B$11]/[.P5]" office:value-type="float" office:value="0.119288913986171" calcext:value-type="float">
            <text:p>0.119288913986171</text:p>
          </table:table-cell>
          <table:table-cell table:style-name="ce12" table:formula="of:=[.$C$11]/[.Q5]" office:value-type="float" office:value="0.0122085580184102" calcext:value-type="float">
            <text:p>0.01220855801841</text:p>
          </table:table-cell>
          <table:table-cell table:style-name="ce14" table:formula="of:=[.$D$11]/[.R5]" office:value-type="float" office:value="0.860579897510975" calcext:value-type="float">
            <text:p>0.860579897510975</text:p>
          </table:table-cell>
          <table:table-cell table:style-name="ce14" table:formula="of:=[.$E$11]/[.S5]" office:value-type="float" office:value="0.0432" calcext:value-type="float">
            <text:p>0.0432</text:p>
          </table:table-cell>
          <table:table-cell table:style-name="ce14" table:formula="of:=[.$F$11]/[.T5]" office:value-type="float" office:value="0.00726291952316698" calcext:value-type="float">
            <text:p>0.007262919523167</text:p>
          </table:table-cell>
          <table:table-cell table:style-name="ce14" table:formula="of:=[.$G$11]/[.U5]" office:value-type="float" office:value="0.00362038671967512" calcext:value-type="float">
            <text:p>0.003620386719675</text:p>
          </table:table-cell>
          <table:table-cell table:style-name="ce17"/>
          <table:table-cell table:formula="of:=SUM([.B16];[.D16];[.E16];[.F16];[.G16])-[.C16]" office:value-type="float" office:value="1.02174355972158" calcext:value-type="float">
            <text:p>1.02174355972158</text:p>
          </table:table-cell>
          <table:table-cell table:style-name="ce21"/>
          <table:table-cell table:style-name="ce20" table:formula="of:=7 - COM.MICROSOFT.RANK.EQ([.I16];[.$I$15:.$I$20])" office:value-type="float" office:value="5" calcext:value-type="float">
            <text:p>5</text:p>
          </table:table-cell>
          <table:table-cell table:style-name="ce22"/>
          <table:table-cell table:number-columns-repeated="1012"/>
        </table:table-row>
        <table:table-row table:style-name="ro1">
          <table:table-cell table:style-name="ce5"/>
          <table:table-cell table:style-name="ce10" table:formula="of:=[.$B$11]/[.P6]" office:value-type="float" office:value="0.0596444569930853" calcext:value-type="float">
            <text:p>0.059644456993085</text:p>
          </table:table-cell>
          <table:table-cell table:style-name="ce12" table:formula="of:=[.$C$11]/[.Q6]" office:value-type="float" office:value="0.0183128370276154" calcext:value-type="float">
            <text:p>0.018312837027615</text:p>
          </table:table-cell>
          <table:table-cell table:style-name="ce14" table:formula="of:=[.$D$11]/[.R6]" office:value-type="float" office:value="0.0860579897510975" calcext:value-type="float">
            <text:p>0.086057989751098</text:p>
          </table:table-cell>
          <table:table-cell table:style-name="ce14" table:formula="of:=[.$E$11]/[.S6]" office:value-type="float" office:value="0.03456" calcext:value-type="float">
            <text:p>0.03456</text:p>
          </table:table-cell>
          <table:table-cell table:style-name="ce14" table:formula="of:=[.$F$11]/[.T6]" office:value-type="float" office:value="0.012104865871945" calcext:value-type="float">
            <text:p>0.012104865871945</text:p>
          </table:table-cell>
          <table:table-cell table:style-name="ce14" table:formula="of:=[.$G$11]/[.U6]" office:value-type="float" office:value="0.0030169889330626" calcext:value-type="float">
            <text:p>0.003016988933063</text:p>
          </table:table-cell>
          <table:table-cell table:style-name="ce16"/>
          <table:table-cell table:formula="of:=SUM([.B17];[.D17];[.E17];[.F17];[.G17])-[.C17]" office:value-type="float" office:value="0.177071464521575" calcext:value-type="float">
            <text:p>0.177071464521575</text:p>
          </table:table-cell>
          <table:table-cell table:style-name="ce21"/>
          <table:table-cell table:style-name="ce20" table:formula="of:=7 - COM.MICROSOFT.RANK.EQ([.I17];[.$I$15:.$I$20])" office:value-type="float" office:value="1" calcext:value-type="float">
            <text:p>1</text:p>
          </table:table-cell>
          <table:table-cell table:style-name="ce20"/>
          <table:table-cell/>
          <table:table-cell table:style-name="ce19"/>
          <table:table-cell table:number-columns-repeated="1010"/>
        </table:table-row>
        <table:table-row table:style-name="ro1">
          <table:table-cell table:style-name="ce5"/>
          <table:table-cell table:style-name="ce10" table:formula="of:=[.$B$11]/[.P7]" office:value-type="float" office:value="0.119288913986171" calcext:value-type="float">
            <text:p>0.119288913986171</text:p>
          </table:table-cell>
          <table:table-cell table:style-name="ce12" table:formula="of:=[.$C$11]/[.Q7]" office:value-type="float" office:value="0.0366256740552307" calcext:value-type="float">
            <text:p>0.036625674055231</text:p>
          </table:table-cell>
          <table:table-cell table:style-name="ce14" table:formula="of:=[.$D$11]/[.R7]" office:value-type="float" office:value="0.172115979502195" calcext:value-type="float">
            <text:p>0.172115979502195</text:p>
          </table:table-cell>
          <table:table-cell table:style-name="ce14" table:formula="of:=[.$E$11]/[.S7]" office:value-type="float" office:value="0.0288" calcext:value-type="float">
            <text:p>0.0288</text:p>
          </table:table-cell>
          <table:table-cell table:style-name="ce14" table:formula="of:=[.$F$11]/[.T7]" office:value-type="float" office:value="0.00907864940395872" calcext:value-type="float">
            <text:p>0.009078649403959</text:p>
          </table:table-cell>
          <table:table-cell table:style-name="ce14" table:formula="of:=[.$G$11]/[.U7]" office:value-type="float" office:value="0.00362038671967512" calcext:value-type="float">
            <text:p>0.003620386719675</text:p>
          </table:table-cell>
          <table:table-cell table:style-name="ce16"/>
          <table:table-cell table:formula="of:=SUM([.B18];[.D18];[.E18];[.F18];[.G18])-[.C18]" office:value-type="float" office:value="0.296278255556769" calcext:value-type="float">
            <text:p>0.296278255556769</text:p>
          </table:table-cell>
          <table:table-cell table:style-name="ce21"/>
          <table:table-cell table:style-name="ce20" table:formula="of:=7 - COM.MICROSOFT.RANK.EQ([.I18];[.$I$15:.$I$20])" office:value-type="float" office:value="3" calcext:value-type="float">
            <text:p>3</text:p>
          </table:table-cell>
          <table:table-cell table:style-name="ce20"/>
          <table:table-cell table:style-name="ce15"/>
          <table:table-cell table:number-columns-repeated="1011"/>
        </table:table-row>
        <table:table-row table:style-name="ro1">
          <table:table-cell table:style-name="ce5"/>
          <table:table-cell table:style-name="ce10" table:formula="of:=[.$B$11]/[.P8]" office:value-type="float" office:value="0.079525942657447" calcext:value-type="float">
            <text:p>0.079525942657447</text:p>
          </table:table-cell>
          <table:table-cell table:style-name="ce12" table:formula="of:=[.$C$11]/[.Q8]" office:value-type="float" office:value="0.0183128370276154" calcext:value-type="float">
            <text:p>0.018312837027615</text:p>
          </table:table-cell>
          <table:table-cell table:style-name="ce14" table:formula="of:=[.$D$11]/[.R8]" office:value-type="float" office:value="0.143429982918496" calcext:value-type="float">
            <text:p>0.143429982918496</text:p>
          </table:table-cell>
          <table:table-cell table:style-name="ce14" table:formula="of:=[.$E$11]/[.S8]" office:value-type="float" office:value="0.0246857142857143" calcext:value-type="float">
            <text:p>0.024685714285714</text:p>
          </table:table-cell>
          <table:table-cell table:style-name="ce14" table:formula="of:=[.$F$11]/[.T8]" office:value-type="float" office:value="0.00453932470197936" calcext:value-type="float">
            <text:p>0.004539324701979</text:p>
          </table:table-cell>
          <table:table-cell table:style-name="ce14" table:formula="of:=[.$G$11]/[.U8]" office:value-type="float" office:value="0.00362038671967512" calcext:value-type="float">
            <text:p>0.003620386719675</text:p>
          </table:table-cell>
          <table:table-cell table:style-name="ce16"/>
          <table:table-cell table:formula="of:=SUM([.B19];[.D19];[.E19];[.F19];[.G19])-[.C19]" office:value-type="float" office:value="0.237488514255696" calcext:value-type="float">
            <text:p>0.237488514255696</text:p>
          </table:table-cell>
          <table:table-cell table:style-name="ce21"/>
          <table:table-cell table:style-name="ce20" table:formula="of:=7 - COM.MICROSOFT.RANK.EQ([.I19];[.$I$15:.$I$20]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0" table:formula="of:=[.$B$11]/[.P9]" office:value-type="float" office:value="0.238577827972341" calcext:value-type="float">
            <text:p>0.238577827972341</text:p>
          </table:table-cell>
          <table:table-cell table:style-name="ce12" table:formula="of:=[.$C$11]/[.Q9]" office:value-type="float" office:value="0.00523223915074725" calcext:value-type="float">
            <text:p>0.005232239150747</text:p>
          </table:table-cell>
          <table:table-cell table:style-name="ce14" table:formula="of:=[.$D$11]/[.R9]" office:value-type="float" office:value="0.860579897510975" calcext:value-type="float">
            <text:p>0.860579897510975</text:p>
          </table:table-cell>
          <table:table-cell table:style-name="ce14" table:formula="of:=[.$E$11]/[.S9]" office:value-type="float" office:value="0.0576" calcext:value-type="float">
            <text:p>0.0576</text:p>
          </table:table-cell>
          <table:table-cell table:style-name="ce14" table:formula="of:=[.$F$11]/[.T9]" office:value-type="float" office:value="0.00403495529064832" calcext:value-type="float">
            <text:p>0.004034955290648</text:p>
          </table:table-cell>
          <table:table-cell table:style-name="ce14" table:formula="of:=[.$G$11]/[.U9]" office:value-type="float" office:value="0.0181019335983756" calcext:value-type="float">
            <text:p>0.018101933598376</text:p>
          </table:table-cell>
          <table:table-cell/>
          <table:table-cell table:formula="of:=SUM([.B20];[.D20];[.E20];[.F20];[.G20])-[.C20]" office:value-type="float" office:value="1.17366237522159" calcext:value-type="float">
            <text:p>1.17366237522159</text:p>
          </table:table-cell>
          <table:table-cell table:style-name="ce2"/>
          <table:table-cell table:style-name="ce20" table:formula="of:=7 - COM.MICROSOFT.RANK.EQ([.I20];[.$I$15:.$I$20])" office:value-type="float" office:value="6" calcext:value-type="float">
            <text:p>6</text:p>
          </table:table-cell>
          <table:table-cell/>
          <table:table-cell table:style-name="ce44"/>
          <table:table-cell table:style-name="ce23" table:number-columns-repeated="8"/>
          <table:table-cell table:style-name="ce28"/>
          <table:table-cell table:number-columns-repeated="100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table:style-name="ce20"/>
          <table:table-cell table:number-columns-repeated="1011"/>
        </table:table-row>
        <table:table-row table:style-name="ro1">
          <table:table-cell table:number-columns-repeated="7"/>
          <table:table-cell table:style-name="ce16" table:number-columns-repeated="3"/>
          <table:table-cell table:style-name="ce20" table:number-columns-repeated="2"/>
          <table:table-cell table:style-name="ce44"/>
          <table:table-cell table:style-name="ce25" table:number-columns-spanned="5" table:number-rows-spanned="1"/>
          <table:covered-table-cell table:number-columns-repeated="4" table:style-name="ce44"/>
          <table:table-cell table:style-name="ce44"/>
          <table:table-cell table:number-columns-repeated="1005"/>
        </table:table-row>
        <table:table-row table:style-name="ro1">
          <table:table-cell table:number-columns-repeated="19"/>
          <table:table-cell table:style-name="ce2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44"/>
          <table:table-cell table:style-name="ce2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table:style-name="ce23"/>
          <table:table-cell table:number-columns-repeated="100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23"/>
          <table:table-cell table:number-columns-repeated="100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6:48:18.881772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dc:date>2021-03-17T16:48:56.081685460</dc:date>
    <meta:generator>LibreOffice/7.1.0.3$Linux_X86_64 LibreOffice_project/10$Build-3</meta:generator>
    <meta:editing-duration>PT28M52S</meta:editing-duration>
    <meta:editing-cycles>3</meta:editing-cycles>
    <meta:document-statistic meta:table-count="1" meta:cell-count="185" meta:object-count="0"/>
    <meta:user-defined meta:name="AppVersion">16.0300</meta:user-defined>
  </office:meta>
</office:document-meta>
</file>